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D00000270B8C2A1BE58A899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2681in" svg:height="5.111in" draw:z-index="0"><draw:image xlink:href="Pictures/10000201000002FD00000270B8C2A1BE58A899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